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af06" officeooo:paragraph-rsid="0009af06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tor of a number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4"/>int num;</text:p>
      <text:p text:style-name="Standard"><text:s text:c="4"/>cout&lt;&lt;"Enter the number ";</text:p>
      <text:p text:style-name="Standard"><text:s text:c="4"/>cin&gt;&gt;num;</text:p>
      <text:p text:style-name="Standard"><text:s text:c="4"/>cout&lt;&lt;"The factors of number are ";</text:p>
      <text:p text:style-name="Standard"><text:s text:c="4"/>for(int i=1;i&lt;=num;i++){</text:p>
      <text:p text:style-name="Standard"><text:s text:c="8"/>if(num%i==0){</text:p>
      <text:p text:style-name="Standard"><text:s text:c="12"/>cout&lt;&lt;i&lt;&lt;" ";</text:p>
      <text:p text:style-name="Standard"><text:s text:c="8"/>}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5:45:20.334873028</meta:creation-date>
    <dc:date>2022-06-28T16:35:01.657954546</dc:date>
    <meta:editing-duration>PT5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35" meta:character-count="266" meta:non-whitespace-character-count="189"/>
  </office:meta>
</office:document-meta>
</file>